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0ccff"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99ffff" style:text-align-source="fix" style:repeat-content="false" fo:border="0.74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.977cm" svg:height="9.005cm" svg:x="11.33cm" svg:y="6.215cm">
            <draw:object draw:notify-on-update-of-ranges="Hoja1.E9:Hoja1.E12 Hoja1.P5:Hoja1.P8 Hoja1.F9:Hoja1.F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78cm" svg:height="9.005cm" svg:x="28.847cm" svg:y="9.934cm">
            <draw:object draw:notify-on-update-of-ranges="Hoja1.N16:Hoja1.N20 Hoja1.O16:Hoja1.O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row table:style-name="ro1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Blocks</text:p>
          </table:table-cell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TAMAÑO DE MUESTRA</text:p>
          </table:table-cell>
          <table:table-cell table:style-name="ce2" office:value-type="string" calcext:value-type="string">
            <text:p>TEST 1</text:p>
          </table:table-cell>
          <table:table-cell table:style-name="ce2" office:value-type="string" calcext:value-type="string">
            <text:p>TEST 2</text:p>
          </table:table-cell>
          <table:table-cell table:style-name="ce2" office:value-type="string" calcext:value-type="string">
            <text:p>TEST 3</text:p>
          </table:table-cell>
          <table:table-cell table:style-name="ce2" office:value-type="string" calcext:value-type="string">
            <text:p>TEST 4</text:p>
          </table:table-cell>
          <table:table-cell table:style-name="ce2" office:value-type="string" calcext:value-type="string">
            <text:p>TEST 5</text:p>
          </table:table-cell>
          <table:table-cell table:style-name="ce2" office:value-type="string" calcext:value-type="string">
            <text:p>TEST 6</text:p>
          </table:table-cell>
          <table:table-cell table:style-name="ce2" office:value-type="string" calcext:value-type="string">
            <text:p>TEST 7</text:p>
          </table:table-cell>
          <table:table-cell table:style-name="ce2" office:value-type="string" calcext:value-type="string">
            <text:p>TEST 8</text:p>
          </table:table-cell>
          <table:table-cell table:style-name="ce2" office:value-type="string" calcext:value-type="string">
            <text:p>TEST 9</text:p>
          </table:table-cell>
          <table:table-cell table:style-name="ce2" office:value-type="string" calcext:value-type="string">
            <text:p>TEST 10</text:p>
          </table:table-cell>
          <table:table-cell table:style-name="ce2" office:value-type="string" calcext:value-type="string">
            <text:p>PROMEDIO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UDA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85882" calcext:value-type="float">
            <text:p>0,085882</text:p>
          </table:table-cell>
          <table:table-cell table:style-name="ce4" office:value-type="float" office:value="0.087303" calcext:value-type="float">
            <text:p>0,087303</text:p>
          </table:table-cell>
          <table:table-cell table:style-name="ce4" office:value-type="float" office:value="0.08304" calcext:value-type="float">
            <text:p>0,083040</text:p>
          </table:table-cell>
          <table:table-cell table:style-name="ce4" office:value-type="float" office:value="0.082833" calcext:value-type="float">
            <text:p>0,082833</text:p>
          </table:table-cell>
          <table:table-cell table:style-name="ce4" office:value-type="float" office:value="0.088312" calcext:value-type="float">
            <text:p>0,088312</text:p>
          </table:table-cell>
          <table:table-cell table:style-name="ce4" office:value-type="float" office:value="0.087216" calcext:value-type="float">
            <text:p>0,087216</text:p>
          </table:table-cell>
          <table:table-cell table:style-name="ce4" office:value-type="float" office:value="0.086628" calcext:value-type="float">
            <text:p>0,086628</text:p>
          </table:table-cell>
          <table:table-cell office:value-type="float" office:value="0.083181" calcext:value-type="float">
            <text:p>0,083181</text:p>
          </table:table-cell>
          <table:table-cell office:value-type="float" office:value="0.087584" calcext:value-type="float">
            <text:p>0,087584</text:p>
          </table:table-cell>
          <table:table-cell office:value-type="float" office:value="0.087742" calcext:value-type="float">
            <text:p>0,087742</text:p>
          </table:table-cell>
          <table:table-cell table:style-name="ce5" table:formula="of:=AVERAGE([.F5:.O5])" office:value-type="float" office:value="0.0859721" calcext:value-type="float">
            <text:p>0,0859721</text:p>
          </table:table-cell>
        </table:table-row>
        <table:table-row table:style-name="ro1">
          <table:table-cell/>
          <table:covered-table-cell/>
          <table:table-cell table:style-name="ce2" office:value-type="float" office:value="3125" calcext:value-type="float">
            <text:p>31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4" office:value-type="float" office:value="0.084602" calcext:value-type="float">
            <text:p>0,084602</text:p>
          </table:table-cell>
          <table:table-cell table:style-name="ce4" office:value-type="float" office:value="0.087907" calcext:value-type="float">
            <text:p>0,087907</text:p>
          </table:table-cell>
          <table:table-cell table:style-name="ce4" office:value-type="float" office:value="0.086859" calcext:value-type="float">
            <text:p>0,086859</text:p>
          </table:table-cell>
          <table:table-cell table:style-name="ce4" office:value-type="float" office:value="0.084843" calcext:value-type="float">
            <text:p>0,084843</text:p>
          </table:table-cell>
          <table:table-cell table:style-name="ce4" office:value-type="float" office:value="0.088821" calcext:value-type="float">
            <text:p>0,088821</text:p>
          </table:table-cell>
          <table:table-cell table:style-name="ce4" office:value-type="float" office:value="0.083307" calcext:value-type="float">
            <text:p>0,083307</text:p>
          </table:table-cell>
          <table:table-cell table:style-name="ce4" office:value-type="float" office:value="0.084609" calcext:value-type="float">
            <text:p>0,084609</text:p>
          </table:table-cell>
          <table:table-cell office:value-type="float" office:value="0.085629" calcext:value-type="float">
            <text:p>0,085629</text:p>
          </table:table-cell>
          <table:table-cell office:value-type="float" office:value="0.085342" calcext:value-type="float">
            <text:p>0,085342</text:p>
          </table:table-cell>
          <table:table-cell office:value-type="float" office:value="0.086896" calcext:value-type="float">
            <text:p>0,086896</text:p>
          </table:table-cell>
          <table:table-cell table:style-name="ce5" table:formula="of:=AVERAGE([.F6:.O6])" office:value-type="float" office:value="0.0858815" calcext:value-type="float">
            <text:p>0,0858815</text:p>
          </table:table-cell>
        </table:table-row>
        <table:table-row table:style-name="ro1">
          <table:table-cell/>
          <table:covered-table-cell/>
          <table:table-cell table:style-name="ce2" office:value-type="float" office:value="15625" calcext:value-type="float">
            <text:p>1562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500000" calcext:value-type="float">
            <text:p>500000</text:p>
          </table:table-cell>
          <table:table-cell table:style-name="ce4" office:value-type="float" office:value="0.100969" calcext:value-type="float">
            <text:p>0,100969</text:p>
          </table:table-cell>
          <table:table-cell table:style-name="ce4" office:value-type="float" office:value="0.084349" calcext:value-type="float">
            <text:p>0,084349</text:p>
          </table:table-cell>
          <table:table-cell table:style-name="ce4" office:value-type="float" office:value="0.08838" calcext:value-type="float">
            <text:p>0,088380</text:p>
          </table:table-cell>
          <table:table-cell table:style-name="ce4" office:value-type="float" office:value="0.088582" calcext:value-type="float">
            <text:p>0,088582</text:p>
          </table:table-cell>
          <table:table-cell table:style-name="ce4" office:value-type="float" office:value="0.085449" calcext:value-type="float">
            <text:p>0,085449</text:p>
          </table:table-cell>
          <table:table-cell table:style-name="ce4" office:value-type="float" office:value="0.086546" calcext:value-type="float">
            <text:p>0,086546</text:p>
          </table:table-cell>
          <table:table-cell table:style-name="ce4" office:value-type="float" office:value="0.086314" calcext:value-type="float">
            <text:p>0,086314</text:p>
          </table:table-cell>
          <table:table-cell office:value-type="float" office:value="0.087871" calcext:value-type="float">
            <text:p>0,087871</text:p>
          </table:table-cell>
          <table:table-cell office:value-type="float" office:value="0.087493" calcext:value-type="float">
            <text:p>0,087493</text:p>
          </table:table-cell>
          <table:table-cell office:value-type="float" office:value="0.089724" calcext:value-type="float">
            <text:p>0,089724</text:p>
          </table:table-cell>
          <table:table-cell table:style-name="ce5" table:formula="of:=AVERAGE([.F7:.O7])" office:value-type="float" office:value="0.0885677" calcext:value-type="float">
            <text:p>0,0885677</text:p>
          </table:table-cell>
        </table:table-row>
        <table:table-row table:style-name="ro1">
          <table:table-cell/>
          <table:covered-table-cell/>
          <table:table-cell table:style-name="ce2" office:value-type="float" office:value="31250" calcext:value-type="float">
            <text:p>3125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4" office:value-type="float" office:value="0.088511" calcext:value-type="float">
            <text:p>0,088511</text:p>
          </table:table-cell>
          <table:table-cell table:style-name="ce4" office:value-type="float" office:value="0.091017" calcext:value-type="float">
            <text:p>0,091017</text:p>
          </table:table-cell>
          <table:table-cell table:style-name="ce4" office:value-type="float" office:value="0.084467" calcext:value-type="float">
            <text:p>0,084467</text:p>
          </table:table-cell>
          <table:table-cell table:style-name="ce4" office:value-type="float" office:value="0.091413" calcext:value-type="float">
            <text:p>0,091413</text:p>
          </table:table-cell>
          <table:table-cell table:style-name="ce4" office:value-type="float" office:value="0.089163" calcext:value-type="float">
            <text:p>0,089163</text:p>
          </table:table-cell>
          <table:table-cell table:style-name="ce4" office:value-type="float" office:value="0.087958" calcext:value-type="float">
            <text:p>0,087958</text:p>
          </table:table-cell>
          <table:table-cell table:style-name="ce4" office:value-type="float" office:value="0.088243" calcext:value-type="float">
            <text:p>0,088243</text:p>
          </table:table-cell>
          <table:table-cell office:value-type="float" office:value="0.086585" calcext:value-type="float">
            <text:p>0,086585</text:p>
          </table:table-cell>
          <table:table-cell office:value-type="float" office:value="0.085292" calcext:value-type="float">
            <text:p>0,085292</text:p>
          </table:table-cell>
          <table:table-cell office:value-type="float" office:value="0.089073" calcext:value-type="float">
            <text:p>0,089073</text:p>
          </table:table-cell>
          <table:table-cell table:style-name="ce5" table:formula="of:=AVERAGE([.F8:.O8])" office:value-type="float" office:value="0.0881722" calcext:value-type="float">
            <text:p>0,088172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SECUENCIAL</text:p>
          </table:table-cell>
          <table:table-cell table:style-name="ce3" table:number-columns-spanned="2" table:number-rows-spanned="4"/>
          <table:covered-table-cell table:style-name="ce2"/>
          <table:table-cell table:style-name="ce2" office:value-type="float" office:value="10000" calcext:value-type="float">
            <text:p>10000</text:p>
          </table:table-cell>
          <table:table-cell table:style-name="ce4" office:value-type="float" office:value="0.000022" calcext:value-type="float">
            <text:p>0,000022</text:p>
          </table:table-cell>
          <table:table-cell table:style-name="ce4" office:value-type="float" office:value="0.000018" calcext:value-type="float">
            <text:p>0,000018</text:p>
          </table:table-cell>
          <table:table-cell table:style-name="ce4" office:value-type="float" office:value="0.000022" calcext:value-type="float">
            <text:p>0,000022</text:p>
          </table:table-cell>
          <table:table-cell table:style-name="ce4" office:value-type="float" office:value="0.000009" calcext:value-type="float">
            <text:p>0,000009</text:p>
          </table:table-cell>
          <table:table-cell table:style-name="ce4" office:value-type="float" office:value="0.000022" calcext:value-type="float">
            <text:p>0,000022</text:p>
          </table:table-cell>
          <table:table-cell table:style-name="ce4" office:value-type="float" office:value="0.00001" calcext:value-type="float">
            <text:p>0,000010</text:p>
          </table:table-cell>
          <table:table-cell table:style-name="ce4" office:value-type="float" office:value="0.000012" calcext:value-type="float">
            <text:p>0,000012</text:p>
          </table:table-cell>
          <table:table-cell office:value-type="float" office:value="0.00002" calcext:value-type="float">
            <text:p>0,000020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017" calcext:value-type="float">
            <text:p>0,000017</text:p>
          </table:table-cell>
          <table:table-cell table:style-name="ce5" table:formula="of:=AVERAGE([.F9:.O9])" office:value-type="float" office:value="0.000017" calcext:value-type="float">
            <text:p>0,000017</text:p>
          </table:table-cell>
        </table:table-row>
        <table:table-row table:style-name="ro1">
          <table:table-cell/>
          <table:covered-table-cell/>
          <table:covered-table-cell table:number-columns-repeated="2" table:style-name="ce2"/>
          <table:table-cell table:style-name="ce2" office:value-type="float" office:value="100000" calcext:value-type="float">
            <text:p>100000</text:p>
          </table:table-cell>
          <table:table-cell table:style-name="ce4" office:value-type="float" office:value="0.012087" calcext:value-type="float">
            <text:p>0,012087</text:p>
          </table:table-cell>
          <table:table-cell table:style-name="ce4" office:value-type="float" office:value="0.012076" calcext:value-type="float">
            <text:p>0,012076</text:p>
          </table:table-cell>
          <table:table-cell table:style-name="ce4" office:value-type="float" office:value="0.010918" calcext:value-type="float">
            <text:p>0,010918</text:p>
          </table:table-cell>
          <table:table-cell table:style-name="ce4" office:value-type="float" office:value="0.010911" calcext:value-type="float">
            <text:p>0,010911</text:p>
          </table:table-cell>
          <table:table-cell table:style-name="ce4" office:value-type="float" office:value="0.012079" calcext:value-type="float">
            <text:p>0,012079</text:p>
          </table:table-cell>
          <table:table-cell table:style-name="ce4" office:value-type="float" office:value="0.011517" calcext:value-type="float">
            <text:p>0,011517</text:p>
          </table:table-cell>
          <table:table-cell table:style-name="ce4" office:value-type="float" office:value="0.011773" calcext:value-type="float">
            <text:p>0,011773</text:p>
          </table:table-cell>
          <table:table-cell office:value-type="float" office:value="0.010892" calcext:value-type="float">
            <text:p>0,010892</text:p>
          </table:table-cell>
          <table:table-cell office:value-type="float" office:value="0.010124" calcext:value-type="float">
            <text:p>0,010124</text:p>
          </table:table-cell>
          <table:table-cell office:value-type="float" office:value="0.012076" calcext:value-type="float">
            <text:p>0,012076</text:p>
          </table:table-cell>
          <table:table-cell table:style-name="ce5" table:formula="of:=AVERAGE([.F10:.O10])" office:value-type="float" office:value="0.0114453" calcext:value-type="float">
            <text:p>0,0114453</text:p>
          </table:table-cell>
        </table:table-row>
        <table:table-row table:style-name="ro1">
          <table:table-cell/>
          <table:covered-table-cell/>
          <table:covered-table-cell table:number-columns-repeated="2" table:style-name="ce2"/>
          <table:table-cell table:style-name="ce2" office:value-type="float" office:value="500000" calcext:value-type="float">
            <text:p>500000</text:p>
          </table:table-cell>
          <table:table-cell table:style-name="ce4" office:value-type="float" office:value="0.103657" calcext:value-type="float">
            <text:p>0,103657</text:p>
          </table:table-cell>
          <table:table-cell table:style-name="ce4" office:value-type="float" office:value="0.103058" calcext:value-type="float">
            <text:p>0,103058</text:p>
          </table:table-cell>
          <table:table-cell table:style-name="ce4" office:value-type="float" office:value="0.102895" calcext:value-type="float">
            <text:p>0,102895</text:p>
          </table:table-cell>
          <table:table-cell table:style-name="ce4" office:value-type="float" office:value="0.103876" calcext:value-type="float">
            <text:p>0,103876</text:p>
          </table:table-cell>
          <table:table-cell table:style-name="ce4" office:value-type="float" office:value="0.102776" calcext:value-type="float">
            <text:p>0,102776</text:p>
          </table:table-cell>
          <table:table-cell table:style-name="ce4" office:value-type="float" office:value="0.102895" calcext:value-type="float">
            <text:p>0,102895</text:p>
          </table:table-cell>
          <table:table-cell table:style-name="ce4" office:value-type="float" office:value="0.103896" calcext:value-type="float">
            <text:p>0,103896</text:p>
          </table:table-cell>
          <table:table-cell office:value-type="float" office:value="0.102876" calcext:value-type="float">
            <text:p>0,102876</text:p>
          </table:table-cell>
          <table:table-cell office:value-type="float" office:value="0.102567" calcext:value-type="float">
            <text:p>0,102567</text:p>
          </table:table-cell>
          <table:table-cell office:value-type="float" office:value="0.102667" calcext:value-type="float">
            <text:p>0,102667</text:p>
          </table:table-cell>
          <table:table-cell table:style-name="ce5" table:formula="of:=AVERAGE([.F11:.O11])" office:value-type="float" office:value="0.1031163" calcext:value-type="float">
            <text:p>0,1031163</text:p>
          </table:table-cell>
        </table:table-row>
        <table:table-row table:style-name="ro1">
          <table:table-cell/>
          <table:covered-table-cell/>
          <table:covered-table-cell table:number-columns-repeated="2" table:style-name="ce2"/>
          <table:table-cell table:style-name="ce2" office:value-type="float" office:value="1000000" calcext:value-type="float">
            <text:p>1000000</text:p>
          </table:table-cell>
          <table:table-cell table:number-columns-repeated="2" table:style-name="ce4" office:value-type="float" office:value="0.813789" calcext:value-type="float">
            <text:p>0,813789</text:p>
          </table:table-cell>
          <table:table-cell table:style-name="ce4" office:value-type="float" office:value="0.900234" calcext:value-type="float">
            <text:p>0,900234</text:p>
          </table:table-cell>
          <table:table-cell table:style-name="ce4" office:value-type="string" calcext:value-type="string">
            <text:p>0.809923</text:p>
          </table:table-cell>
          <table:table-cell table:style-name="ce4" office:value-type="float" office:value="0.894562" calcext:value-type="float">
            <text:p>0,894562</text:p>
          </table:table-cell>
          <table:table-cell table:style-name="ce4" office:value-type="string" calcext:value-type="string">
            <text:p>0.821891</text:p>
          </table:table-cell>
          <table:table-cell table:style-name="ce4" office:value-type="float" office:value="0.732123" calcext:value-type="float">
            <text:p>0,732123</text:p>
          </table:table-cell>
          <table:table-cell office:value-type="float" office:value="0.853213" calcext:value-type="float">
            <text:p>0,853213</text:p>
          </table:table-cell>
          <table:table-cell office:value-type="float" office:value="0.875432" calcext:value-type="float">
            <text:p>0,875432</text:p>
          </table:table-cell>
          <table:table-cell office:value-type="float" office:value="0.876532" calcext:value-type="float">
            <text:p>0,876532</text:p>
          </table:table-cell>
          <table:table-cell table:style-name="ce5" table:formula="of:=AVERAGE([.F12:.O12])" office:value-type="float" office:value="0.84495925" calcext:value-type="float">
            <text:p>0,84495925</text:p>
          </table:table-cell>
        </table:table-row>
        <table:table-row table:style-name="ro1" table:number-rows-repeated="2">
          <table:table-cell table:number-columns-repeated="12"/>
          <table:table-cell table:style-name="Default" table:number-columns-repeated="3"/>
          <table:table-cell/>
        </table:table-row>
        <table:table-row table:style-name="ro1">
          <table:table-cell table:number-columns-repeated="12"/>
          <table:table-cell table:style-name="Default" table:number-columns-repeated="2"/>
          <table:table-cell table:style-name="ce2" office:value-type="string" calcext:value-type="string">
            <text:p>VALOR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 table:number-columns-spanned="1" table:number-rows-spanned="4">
            <text:p>X</text:p>
          </table:table-cell>
          <table:table-cell table:style-name="ce2" office:value-type="float" office:value="10000" calcext:value-type="float">
            <text:p>10000</text:p>
          </table:table-cell>
          <table:table-cell table:formula="of:=[.P9]/[.P5]" office:value-type="float" office:value="0.000197738568675186" calcext:value-type="float">
            <text:p>0,000198</text:p>
          </table:table-cell>
          <table:table-cell/>
        </table:table-row>
        <table:table-row table:style-name="ro1">
          <table:table-cell table:number-columns-repeated="12"/>
          <table:covered-table-cell table:style-name="Default"/>
          <table:table-cell table:style-name="ce2" office:value-type="float" office:value="100000" calcext:value-type="float">
            <text:p>100000</text:p>
          </table:table-cell>
          <table:table-cell table:formula="of:=[.P10]/[.P6]" office:value-type="float" office:value="0.133268515337995" calcext:value-type="float">
            <text:p>0,133269</text:p>
          </table:table-cell>
          <table:table-cell/>
        </table:table-row>
        <table:table-row table:style-name="ro1">
          <table:table-cell table:number-columns-repeated="12"/>
          <table:covered-table-cell table:style-name="Default"/>
          <table:table-cell table:style-name="ce2" office:value-type="float" office:value="500000" calcext:value-type="float">
            <text:p>500000</text:p>
          </table:table-cell>
          <table:table-cell table:formula="of:=[.P11]/[.P7]" office:value-type="float" office:value="1.16426530213611" calcext:value-type="float">
            <text:p>1,164265</text:p>
          </table:table-cell>
          <table:table-cell/>
        </table:table-row>
        <table:table-row table:style-name="ro1">
          <table:table-cell table:number-columns-repeated="12"/>
          <table:covered-table-cell table:style-name="Default"/>
          <table:table-cell table:style-name="ce2" office:value-type="float" office:value="1000000" calcext:value-type="float">
            <text:p>1000000</text:p>
          </table:table-cell>
          <table:table-cell table:formula="of:=[.P12]/[.P8]" office:value-type="float" office:value="9.58305735821495" calcext:value-type="float">
            <text:p>9,5830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4:17:31.4602761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21:07:47.082174729</meta:creation-date>
    <dc:date>2016-02-26T14:18:49.695727524</dc:date>
    <meta:editing-duration>PT11M50S</meta:editing-duration>
    <meta:editing-cycles>3</meta:editing-cycles>
    <meta:generator>LibreOffice/4.3.3.2$Linux_X86_64 LibreOffice_project/430m0$Build-2</meta:generator>
    <dc:creator>utp </dc:creator>
    <meta:document-statistic meta:table-count="1" meta:cell-count="1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svg:x="0cm" svg:y="0cm" style:legend-expansion="custom" chartooo:width="15.978cm" chartooo:height="9.006cm" style:legend-expansion-aspect-ratio="1.77415056628914" chart:style-name="ch2"/>
        <chart:plot-area chart:style-name="ch3" table:cell-range-address="Hoja1.E9:Hoja1.F12 Hoja1.P5:Hoja1.P8" chart:data-source-has-labels="both" svg:x="0.319cm" svg:y="0.18cm" svg:width="15.34cm" svg:height="8.646cm">
          <chartooo:coordinate-region svg:x="1.046cm" svg:y="0.38cm" svg:width="13.963cm" svg:height="7.799cm"/>
          <chart:axis chart:dimension="x" chart:name="primary-x" chart:style-name="ch4" chartooo:axis-type="auto">
            <chartooo:date-scale/>
            <chart:categories table:cell-range-address="Hoja1.E9:Hoja1.E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P5:Hoja1.P8" loext:label-string="cuda" chart:class="chart:line">
            <chart:data-point chart:repeated="4"/>
          </chart:series>
          <chart:series chart:style-name="ch7" chart:values-cell-range-address="Hoja1.F9:Hoja1.F12" loext:label-string="secuencial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secuencial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E9:Hoja1.E12</svg:desc>
                </draw:g>
              </table:table-cell>
              <table:table-cell office:value-type="float" office:value="0.0859721">
                <text:p>0.0859721</text:p>
                <draw:g>
                  <svg:desc>Hoja1.P5:Hoja1.P8</svg:desc>
                </draw:g>
              </table:table-cell>
              <table:table-cell office:value-type="float" office:value="0.000022">
                <text:p>0.000022</text:p>
                <draw:g>
                  <svg:desc>Hoja1.F9:Hoja1.F1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858815">
                <text:p>0.0858815</text:p>
              </table:table-cell>
              <table:table-cell office:value-type="float" office:value="0.012087">
                <text:p>0.01208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885677">
                <text:p>0.0885677</text:p>
              </table:table-cell>
              <table:table-cell office:value-type="float" office:value="0.103657">
                <text:p>0.10365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881722">
                <text:p>0.0881722</text:p>
              </table:table-cell>
              <table:table-cell office:value-type="float" office:value="0.813789">
                <text:p>0.81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9cm" svg:height="9.006cm" xlink:href=".." xlink:type="simple" chart:class="chart:line" chart:style-name="ch1">
        <chart:legend chart:legend-position="end" svg:x="14.45cm" svg:y="4.204cm" style:legend-expansion="high" chart:style-name="ch2"/>
        <chart:plot-area chart:style-name="ch3" table:cell-range-address="Hoja1.N16:Hoja1.N20 Hoja1.O16:Hoja1.O19" chart:data-source-has-labels="both" svg:x="0.319cm" svg:y="0.18cm" svg:width="13.812cm" svg:height="8.646cm">
          <chartooo:coordinate-region svg:x="2.158cm" svg:y="0.379cm" svg:width="11.323cm" svg:height="7.8cm"/>
          <chart:axis chart:dimension="x" chart:name="primary-x" chart:style-name="ch4" chartooo:axis-type="auto">
            <chartooo:date-scale/>
            <chart:categories table:cell-range-address="Hoja1.N16:Hoja1.N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O16:Hoja1.O19" loext:label-string="x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N16:Hoja1.N20</svg:desc>
                </draw:g>
              </table:table-cell>
              <table:table-cell office:value-type="float" office:value="0.000197738568675186">
                <text:p>0.000197738568675186</text:p>
                <draw:g>
                  <svg:desc>Hoja1.O16:Hoja1.O1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133268515337995">
                <text:p>0.13326851533799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.16426530213611">
                <text:p>1.164265302136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9.58305735821495">
                <text:p>9.58305735821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